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3.8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.66cm" svg:height="5cm" svg:x="0.68cm" svg:y="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8.66cm" svg:height="5cm" draw:transform="rotate (1.0471975511966) translate (2.84cm 8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8.66cm" svg:height="5cm" draw:transform="rotate (-1.0471975511966) translate (2.83cm 1.2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an Leucker</meta:initial-creator>
    <meta:creation-date>2022-06-02T10:51:06.441951025</meta:creation-date>
    <dc:date>2022-06-02T13:01:44.993551941</dc:date>
    <dc:creator>Julian Leucker</dc:creator>
    <meta:editing-duration>PT1H10M58S</meta:editing-duration>
    <meta:editing-cycles>3</meta:editing-cycles>
    <meta:generator>LibreOffice/7.3.3.2$Linux_X86_64 LibreOffice_project/30$Build-2</meta:generator>
    <meta:document-statistic meta:object-count="4"/>
  </office:meta>
</office:document-meta>
</file>